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9DD3577783090AD4.png" manifest:media-type="image/png"/>
  <manifest:file-entry manifest:full-path="Pictures/100002010000078000000438CF3BB5F571F746EF.png" manifest:media-type="image/png"/>
  <manifest:file-entry manifest:full-path="Pictures/100002010000043800000780929C6DFB71D9C12E.png" manifest:media-type="image/png"/>
  <manifest:file-entry manifest:full-path="Pictures/10000201000007800000043885681C4F78C2AA80.png" manifest:media-type="image/png"/>
  <manifest:file-entry manifest:full-path="Pictures/1000020100000780000004382077F5DAA5F3EF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45cm, 2.399cm, 0.875cm, 2.0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755cm, 16.148cm, 8.678cm, 16.9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3.066cm, 7.95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87cm, 7.805cm, 1.4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02cm" svg:y="0.095cm" svg:width="15.498cm" svg:height="7.246cm" draw:z-index="0"><draw:image xlink:href="Pictures/10000201000007800000043885681C4F78C2AA80.png" xlink:type="simple" xlink:show="embed" xlink:actuate="onLoad" loext:mime-type="image/png"/></draw:frame><draw:frame draw:style-name="fr2" draw:name="Image2" text:anchor-type="paragraph" svg:x="0.016cm" svg:y="8.01cm" svg:width="9.449cm" svg:height="4.355cm" draw:z-index="1"><draw:image xlink:href="Pictures/1000020100000780000004382077F5DAA5F3EFF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paragraph" svg:x="0.081cm" svg:y="0.342cm" svg:width="17cm" svg:height="9.562cm" draw:z-index="4"><draw:image xlink:href="Pictures/100002010000078000000438CF3BB5F571F746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Image3" text:anchor-type="paragraph" svg:x="-1.785cm" svg:y="0.288cm" svg:width="9.107cm" svg:height="21.084cm" draw:z-index="2"><draw:image xlink:href="Pictures/100002010000043800000780929C6DFB71D9C12E.png" xlink:type="simple" xlink:show="embed" xlink:actuate="onLoad" loext:mime-type="image/png"/></draw:frame><draw:frame draw:style-name="fr4" draw:name="Image4" text:anchor-type="paragraph" svg:x="7.32cm" svg:y="0.288cm" svg:width="10.458cm" svg:height="20.913cm" draw:z-index="3"><draw:image xlink:href="Pictures/1000020100000438000007809DD3577783090A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28:09.986789883</meta:creation-date>
    <dc:date>2019-03-26T09:36:20.067269503</dc:date>
    <meta:editing-duration>PT8M11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1.5.2$Linux_X86_64 LibreOffice_project/10$Build-2</meta:generator>
  </office:meta>
</office:document-meta>
</file>